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Google Sans" svg:font-family="'Google Sans', arial, sans-serif"/>
    <style:font-face style:name="Roboto" svg:font-family="Roboto, arial, sans-serif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text-properties style:font-name="Arial" style:font-name-complex="Arial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4" style:family="paragraph" style:parent-style-name="Standard">
      <style:paragraph-properties fo:margin-left="0.75in" fo:margin-right="0in" fo:text-indent="0in" style:auto-text-indent="false">
        <style:tab-stops/>
      </style:paragraph-properties>
      <style:text-properties style:font-name="Arial" style:font-name-complex="Arial"/>
    </style:style>
    <style:style style:name="P5" style:family="paragraph" style:parent-style-name="Standard">
      <style:paragraph-properties fo:margin-left="0.25in" fo:margin-right="0in" fo:text-indent="0in" style:auto-text-indent="false">
        <style:tab-stops/>
      </style:paragraph-properties>
      <style:text-properties style:font-name="Arial" style:font-name-complex="Arial"/>
    </style:style>
    <style:style style:name="P6" style:family="paragraph" style:parent-style-name="Standard">
      <style:paragraph-properties fo:margin-left="0.25in" fo:margin-right="0in" fo:text-indent="0in" style:auto-text-indent="false" fo:break-before="page">
        <style:tab-stops/>
      </style:paragraph-properties>
      <style:text-properties style:font-name="Arial" style:font-name-complex="Arial"/>
    </style:style>
    <style:style style:name="P7" style:family="paragraph" style:parent-style-name="Standard">
      <style:paragraph-properties fo:margin-left="0.75in" fo:margin-right="0in" fo:text-indent="0.25in" style:auto-text-indent="false">
        <style:tab-stops/>
      </style:paragraph-properties>
      <style:text-properties style:font-name="Arial" style:font-name-complex="Arial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style:font-name-complex="Arial"/>
    </style:style>
    <style:style style:name="P9" style:family="paragraph" style:parent-style-name="Standard" style:list-style-name="WW8Num1">
      <style:paragraph-properties>
        <style:tab-stops>
          <style:tab-stop style:position="0.75in"/>
        </style:tab-stops>
      </style:paragraph-properties>
      <style:text-properties style:font-name="Arial" style:font-name-complex="Arial"/>
    </style:style>
    <style:style style:name="P10" style:family="paragraph" style:parent-style-name="Standard" style:list-style-name="WW8Num1">
      <style:paragraph-properties>
        <style:tab-stops>
          <style:tab-stop style:position="0in"/>
        </style:tab-stops>
      </style:paragraph-properties>
      <style:text-properties style:font-name="Arial" style:font-name-complex="Arial"/>
    </style:style>
    <style:style style:name="P11" style:family="paragraph" style:parent-style-name="Standard" style:list-style-name="WW8Num2">
      <style:paragraph-properties>
        <style:tab-stops>
          <style:tab-stop style:position="0.5in"/>
        </style:tab-stops>
      </style:paragraph-properties>
      <style:text-properties style:font-name="Arial" style:font-name-complex="Arial"/>
    </style:style>
    <style:style style:name="P12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13" style:family="paragraph" style:parent-style-name="Standard">
      <style:paragraph-properties fo:margin-left="0.25in" fo:margin-right="0in" fo:text-indent="0in" style:auto-text-indent="false">
        <style:tab-stops/>
      </style:paragraph-properties>
      <style:text-properties style:font-name="Arial" fo:font-weight="bold" style:font-weight-asian="bold" style:font-name-complex="Ari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e sure to follow the instructions regarding homework. <text:s/>The second page is not part of the exercise. <text:s/>Be sure to upload your answers to Blackboard by the due date.</text:p>
      <text:p text:style-name="P3">Make sure that you answers are easily distinguished from the question itself.</text:p>
      <text:p text:style-name="P3"/>
      <text:p text:style-name="P4"/>
      <text:list xml:id="list5413261835294673082" text:style-name="WW8Num1">
        <text:list-item text:start-value="1">
          <text:p text:style-name="P9">What does O.S. Stand for? <text:s/>What is it? Operating System. <text:span text:style-name="T1">It is the software that abstracts the hardware so software can run on multiple types of hardware.</text:span></text:p>
        </text:list-item>
      </text:list>
      <text:p text:style-name="P13"><text:s/></text:p>
      <text:list xml:id="list1984276758" text:continue-numbering="true" text:style-name="WW8Num1">
        <text:list-item>
          <text:p text:style-name="P9">When was UNIX created? <text:s/>By who? <text:s/>Where? <text:span text:style-name="T1">UNIX was created in 1969, by Dennis Ritchie and Kenneth Thompson.</text:span></text:p>
        </text:list-item>
      </text:list>
      <text:p text:style-name="P2"/>
      <text:list xml:id="list1121282243" text:continue-numbering="true" text:style-name="WW8Num1">
        <text:list-item>
          <text:p text:style-name="P9">When was Linux created? By who? <text:s/>Where? <text:span text:style-name="T1">Linux was created in 1990 by Linus Torvalds.</text:span></text:p>
        </text:list-item>
      </text:list>
      <text:p text:style-name="P2"/>
      <text:list xml:id="list877020476" text:continue-numbering="true" text:style-name="WW8Num1">
        <text:list-item>
          <text:p text:style-name="P9">What command to you use from the command line to change your password? <text:span text:style-name="T1">passwd</text:span></text:p>
        </text:list-item>
      </text:list>
      <text:p text:style-name="P2"/>
      <text:list xml:id="list1558235571" text:continue-numbering="true" text:style-name="WW8Num1">
        <text:list-item>
          <text:p text:style-name="P10">From the command line, what command do you type to display the time? <text:span text:style-name="T1">“date"</text:span></text:p>
        </text:list-item>
      </text:list>
      <text:p text:style-name="P2"/>
      <text:list xml:id="list357531432" text:continue-numbering="true" text:style-name="WW8Num1">
        <text:list-item>
          <text:p text:style-name="P10">From the command line, what command do you type to display the date? <text:span text:style-name="T1">“date”</text:span></text:p>
        </text:list-item>
      </text:list>
      <text:p text:style-name="P2"/>
      <text:list xml:id="list2174381765" text:continue-numbering="true" text:style-name="WW8Num1">
        <text:list-item>
          <text:p text:style-name="P9">From the command line, how do you end your session? <text:span text:style-name="T1">Use the “exit” command</text:span></text:p>
        </text:list-item>
      </text:list>
      <text:p text:style-name="P2"/>
      <text:list xml:id="list760468156" text:continue-numbering="true" text:style-name="WW8Num1">
        <text:list-item>
          <text:p text:style-name="P9">Why do we use the command line? <text:span text:style-name="T1">It is more powerful, faster, and more direct than a GUI.</text:span></text:p>
        </text:list-item>
      </text:list>
      <text:p text:style-name="P2"/>
      <text:list xml:id="list1168479395" text:continue-numbering="true" text:style-name="WW8Num1">
        <text:list-item>
          <text:p text:style-name="P9">How can you display a previous entered command?<text:span text:style-name="T1"> Up arrow</text:span></text:p>
        </text:list-item>
      </text:list>
      <text:p text:style-name="P2"/>
      <text:list xml:id="list1698088397" text:continue-numbering="true" text:style-name="WW8Num1">
        <text:list-item>
          <text:p text:style-name="P9">What do we mean by the term “shell”? <text:s/><text:span text:style-name="T1">The shell exposes the kernels functionality to the user.</text:span></text:p>
        </text:list-item>
      </text:list>
      <text:p text:style-name="P2"/>
      <text:list xml:id="list1516868196" text:continue-numbering="true" text:style-name="WW8Num1">
        <text:list-item>
          <text:p text:style-name="P9">Where does the shell run when you are logged into cidermill? <text:span text:style-name="T1">Bash</text:span></text:p>
        </text:list-item>
      </text:list>
      <text:p text:style-name="P2"/>
      <text:list xml:id="list880761435" text:continue-numbering="true" text:style-name="WW8Num1">
        <text:list-item>
          <text:p text:style-name="P9">What shell are we using? <text:span text:style-name="T1">Bash, because it is standard.</text:span></text:p>
        </text:list-item>
      </text:list>
      <text:p text:style-name="P12"/>
      <text:list xml:id="list2155507721" text:continue-numbering="true" text:style-name="WW8Num1">
        <text:list-item>
          <text:p text:style-name="P9">From the command line, how do I display this month's calendar? <text:span text:style-name="T1">“cal”</text:span></text:p>
        </text:list-item>
      </text:list>
      <text:p text:style-name="P2"/>
      <text:list xml:id="list1371990404" text:continue-numbering="true" text:style-name="WW8Num1">
        <text:list-item>
          <text:p text:style-name="P10">From the command line, how do I display next month's calendar? <text:span text:style-name="T1">“cal 2 2021” or “cal -3” for previous current and next month</text:span></text:p>
        </text:list-item>
      </text:list>
      <text:p text:style-name="P2"/>
      <text:list xml:id="list1166166989" text:continue-numbering="true" text:style-name="WW8Num1">
        <text:list-item>
          <text:p text:style-name="P9"><text:soft-page-break/>As we use the term in UNIX and Linux, What is meant by the term process? <text:s/><text:span text:style-name="T1">How is it different from the way that we will use the term program? A process is something currently executing, a program is any piece of software. When a program is run it becomes a process.</text:span></text:p>
        </text:list-item>
      </text:list>
      <text:p text:style-name="P2"/>
      <text:list xml:id="list1488186401" text:continue-numbering="true" text:style-name="WW8Num1">
        <text:list-item>
          <text:p text:style-name="P9">When using the command line, what is meant by the term argument? <text:span text:style-name="T1">Arguments are strings after the command</text:span></text:p>
        </text:list-item>
      </text:list>
      <text:p text:style-name="P2"/>
      <text:list xml:id="list2009653445" text:continue-numbering="true" text:style-name="WW8Num1">
        <text:list-item>
          <text:p text:style-name="P9">When using the command line, what is meant by the term option? <text:span text:style-name="T1">Options are a special argument that modifies the normal behavior. Options usually start with “-”</text:span></text:p>
        </text:list-item>
      </text:list>
      <text:p text:style-name="P2"/>
      <text:list xml:id="list278014899" text:continue-numbering="true" text:style-name="WW8Num1">
        <text:list-item>
          <text:p text:style-name="P9">In the UNIX and Linux world, what is a directory? <text:span text:style-name="T1">The equivalent of a folder, a group of files and subdirectories.</text:span></text:p>
        </text:list-item>
      </text:list>
      <text:p text:style-name="P6">A. <text:s/>Instructions for connecting to cidermill from a LINUX or MAC computer:</text:p>
      <text:p text:style-name="P5"/>
      <text:p text:style-name="P5">From a shell prompt, type:</text:p>
      <text:p text:style-name="P5">ssh c121xx@cidermill.wccnet.edu <text:s text:c="2"/></text:p>
      <text:p text:style-name="P7">(Replace c121xx with your login name.)</text:p>
      <text:p text:style-name="P5">Then enter your password when prompted. <text:s/>You will not see your password.</text:p>
      <text:p text:style-name="P5"/>
      <text:p text:style-name="P5">You now have a REMOTE session.</text:p>
      <text:p text:style-name="P5"/>
      <text:p text:style-name="P5">B.<text:tab/>Instructions for logging in from home or work using <text:s/>a WINDOWS machine.</text:p>
      <text:p text:style-name="P5"/>
      <text:list xml:id="list467101097520071598" text:style-name="WW8Num2">
        <text:list-item text:start-value="1">
          <text:p text:style-name="P11">Install PuTTY (free download)</text:p>
        </text:list-item>
        <text:list-item>
          <text:p text:style-name="P11">Using PuTTY, log in being sure to select SSH.</text:p>
        </text:list-item>
        <text:list-item>
          <text:p text:style-name="P11">Host name is cidermill.wccnet.edu <text:s/>or <text:s/>198.111.176.7</text:p>
        </text:list-item>
        <text:list-item>
          <text:p text:style-name="P11">You must have internet access for this to work.</text:p>
        </text:list-item>
        <text:list-item>
          <text:p text:style-name="P11">You use your cidermill login (c121xx) </text:p>
        </text:list-item>
        <text:list-item>
          <text:p text:style-name="P11">You do not type”ssh” anywhere, just check the box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Google Sans" svg:font-family="'Google Sans', arial, sans-serif"/>
    <style:font-face style:name="Roboto" svg:font-family="Roboto, arial, sans-serif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language-asian="en" style:country-asian="US" style:font-name-complex="Times New Roman" style:language-complex="ar" style:country-complex="SA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hyphenation-ladder-count="no-limit" fo:keep-with-next="always"/>
      <style:text-properties style:font-name="Albany AMT" fo:font-size="14pt" style:font-name-asian="Arial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WW8Num1zfalse" style:family="text"/>
    <style:style style:name="WW8Num2zfalse" style:family="text"/>
    <style:style style:name="WW8Num3zfalse" style:family="text"/>
    <style:style style:name="WW8Num4zfalse" style:family="text"/>
    <style:style style:name="WW8Num4ztrue" style:family="text"/>
    <style:style style:name="Absatz-Standardschriftar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style:font-name-complex="Arial"/>
    </style:style>
    <style:style style:name="MT1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.25in" fo:margin-right="1.25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  <number:date-style style:name="N8116" number:language="en" number:country="US">
      <number:month number:calendar="gregorian"/>
      <number:text>/</number:text>
      <number:day number:calendar="gregorian"/>
      <number:text>/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CIS 121<text:tab/>Exercise 1 and Login Notes</text:p>
      </style:header>
      <style:footer>
        <text:p text:style-name="Footer"><text:date style:data-style-name="N8116" text:date-value="2021-01-15T14:31:12">1/15/2021</text:date> <text:tab/><text:span text:style-name="Page_20_Number"><text:page-number text:select-page="current">3</text:page-number></text:span><text:span text:style-name="Page_20_Number"> of </text:span><text:span text:style-name="Page_20_Number"><text:page-count style:num-format="1"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Unix OpenOffice.org_project/418m3$Build-9803</meta:generator>
    <dc:title>1</dc:title>
    <meta:initial-creator>Phil Geyer</meta:initial-creator>
    <meta:creation-date>2018-08-06T15:48:00Z</meta:creation-date>
    <dc:date>2021-01-15T14:31:12</dc:date>
    <meta:print-date>2009-01-11T20:20:00Z</meta:print-date>
    <meta:editing-cycles>5</meta:editing-cycles>
    <meta:editing-duration>PT31M28S</meta:editing-duration>
    <dc:creator>Andrew Johnson</dc:creator>
    <meta:document-statistic meta:table-count="0" meta:image-count="0" meta:object-count="0" meta:page-count="3" meta:paragraph-count="36" meta:word-count="511" meta:character-count="2792"/>
    <meta:template xlink:type="simple" xlink:actuate="onRequest" xlink:title="" xlink:href="../../../../../tmp/mozilla_pgeyer0/CIS%20121%20Exercise_Module_1%20Rev%20B%20_a.odt/Normal"/>
  </office:meta>
</office:document-meta>
</file>